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D8000000F2F8ADF435.svm" manifest:media-type=""/>
  <manifest:file-entry manifest:full-path="Pictures/200000010000015300000124B14B37D1.svm" manifest:media-type=""/>
  <manifest:file-entry manifest:full-path="Pictures/20000001000002CB0000013914B9E95B.svm" manifest:media-type=""/>
  <manifest:file-entry manifest:full-path="Pictures/20000001000001DA00000139F093DFEC.svm" manifest:media-type=""/>
  <manifest:file-entry manifest:full-path="Pictures/20000002000001500000013E1282651D.eps" manifest:media-type=""/>
  <manifest:file-entry manifest:full-path="Pictures/20000001000000FE000001038E021CBF.svm" manifest:media-type=""/>
  <manifest:file-entry manifest:full-path="Pictures/20000001000001C9000000D82037535F.svm" manifest:media-type=""/>
  <manifest:file-entry manifest:full-path="Pictures/2000012000004F1D00003B56750B9A76.wmf" manifest:media-type=""/>
  <manifest:file-entry manifest:full-path="Pictures/20000001000000FE000000FA28DF3A34.svm" manifest:media-type=""/>
  <manifest:file-entry manifest:full-path="Pictures/20000001000000D4000000A13202B11B.svm" manifest:media-type=""/>
  <manifest:file-entry manifest:full-path="Pictures/200000010000014F000000D872528CED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019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TexMathsArgs="12§display§j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omega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omega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j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/>
    </style:style>
    <style:style style:name="P4" style:family="paragraph">
      <style:paragraph-properties fo:text-align="center"/>
      <style:text-properties style:font-name="XB Tabriz"/>
    </style:style>
    <style:style style:name="P5" style:family="paragraph">
      <style:paragraph-properties fo:text-align="end"/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style:style style:name="T2" style:family="text">
      <style:text-properties style:font-name="Jameel Noori Nastaleeq"/>
    </style:style>
    <style:style style:name="T3" style:family="text">
      <style:text-properties style:font-name="XB Tabriz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842cm" svg:height="4.425cm" svg:x="1.024cm" svg:y="0.913cm">
          <draw:image xlink:href="Pictures/2000012000004F1D00003B56750B9A76.wmf" xlink:type="simple" xlink:show="embed" xlink:actuate="onLoad">
            <text:p/>
          </draw:image>
          <draw:glue-point draw:id="4" svg:x="0.344cm" svg:y="-0.271cm"/>
        </draw:frame>
        <draw:frame draw:style-name="gr1" draw:text-style-name="P1" draw:layer="layout" svg:width="4.721cm" svg:height="3.988cm" svg:x="7.979cm" svg:y="1.153cm">
          <draw:image xlink:href="Pictures/20000002000001500000013E1282651D.eps" xlink:type="simple" xlink:show="embed" xlink:actuate="onLoad">
            <text:p/>
          </draw:image>
        </draw:frame>
        <draw:frame draw:style-name="gr2" draw:text-style-name="P2" draw:layer="layout" svg:width="0.858cm" svg:height="0.848cm" svg:x="11.272cm" svg:y="2.55cm">
          <draw:text-box>
            <text:p text:style-name="P2"><text:span text:style-name="T1">قلم</text:span></text:p>
          </draw:text-box>
        </draw:frame>
        <draw:frame draw:style-name="gr2" draw:text-style-name="P3" draw:layer="layout" svg:width="0.869cm" svg:height="0.916cm" svg:x="11.741cm" svg:y="4.375cm">
          <draw:text-box>
            <text:p text:style-name="P3"><text:span text:style-name="T2">(</text:span><text:span text:style-name="T2">ا</text:span><text:span text:style-name="T2">)</text:span></text:p>
          </draw:text-box>
        </draw:frame>
        <draw:frame draw:style-name="gr2" draw:text-style-name="P3" draw:layer="layout" svg:width="1.132cm" svg:height="0.916cm" svg:x="8.695cm" svg:y="4.375cm">
          <draw:text-box>
            <text:p text:style-name="P3"><text:span text:style-name="T2">(</text:span><text:span text:style-name="T2">ب</text:span><text:span text:style-name="T2">)</text:span></text:p>
          </draw:text-box>
        </draw:frame>
        <draw:frame draw:style-name="gr2" draw:layer="layout" svg:width="1.2cm" svg:height="0.916cm" svg:x="4.492cm" svg:y="4.401cm">
          <draw:text-box>
            <text:p><text:span text:style-name="T3">(</text:span><text:span text:style-name="T3">پ</text:span><text:span text:style-name="T3">)</text:span></text:p>
          </draw:text-box>
        </draw:frame>
        <draw:frame draw:style-name="gr2" draw:text-style-name="P2" draw:layer="layout" svg:width="0.9cm" svg:height="0.848cm" svg:x="0.651cm" svg:y="1.502cm">
          <draw:text-box>
            <text:p text:style-name="P2"><text:span text:style-name="T1">امالہ</text:span></text:p>
          </draw:text-box>
        </draw:frame>
        <draw:frame draw:style-name="gr3" draw:text-style-name="P2" draw:layer="layout" svg:width="1.64cm" svg:height="0.848cm" svg:x="0.402cm" svg:y="3.799cm">
          <draw:text-box>
            <text:p text:style-name="P2"><text:span text:style-name="T1">برق گیر</text:span></text:p>
          </draw:text-box>
        </draw:frame>
        <draw:line draw:style-name="gr4" draw:text-style-name="P4" xml:id="id1" draw:id="id1" draw:layer="layout" svg:x1="3.968cm" svg:y1="1.286cm" svg:x2="3.968cm" svg:y2="4.857cm">
          <draw:glue-point draw:id="4" svg:x="10cm" svg:y="-0.053cm"/>
          <draw:glue-point draw:id="5" svg:x="-10cm" svg:y="-2.825cm"/>
          <text:p/>
        </draw:line>
        <draw:connector draw:style-name="gr5" draw:text-style-name="P4" draw:layer="layout" draw:type="curve" draw:line-skew="0.31cm" svg:x1="3.477cm" svg:y1="3.66cm" svg:x2="3.968cm" svg:y2="3.053cm" draw:end-shape="id1" draw:end-glue-point="4" svg:d="M3477 3660c450 0 205-607 491-607" svg:viewBox="0 0 492 608">
          <text:p/>
        </draw:connector>
        <draw:connector draw:style-name="gr5" draw:text-style-name="P4" draw:layer="layout" draw:type="curve" draw:line-skew="2.42cm" svg:x1="3.167cm" svg:y1="2.654cm" svg:x2="3.611cm" svg:y2="3.006cm" draw:end-shape="id2" draw:end-glue-point="4" svg:d="M3167 2654c0 268 444 93 444 352" svg:viewBox="0 0 445 353">
          <text:p/>
        </draw:connector>
        <draw:line draw:style-name="gr4" draw:text-style-name="P4" draw:layer="layout" svg:x1="3.582cm" svg:y1="2.671cm" svg:x2="3.582cm" svg:y2="1.854cm">
          <text:p/>
        </draw:line>
        <draw:line draw:style-name="gr5" draw:text-style-name="P4" draw:layer="layout" svg:x1="3.244cm" svg:y1="2.027cm" svg:x2="3.587cm" svg:y2="2.027cm">
          <text:p/>
        </draw:line>
        <draw:frame draw:style-name="gr2" draw:text-style-name="P5" draw:layer="layout" svg:width="2.86cm" svg:height="1.445cm" svg:x="5.216cm" svg:y="0.401cm">
          <draw:text-box>
            <text:p text:style-name="P5"><text:span text:style-name="T1">قلم صرف ان حدود میں</text:span><text:span text:style-name="T1"> </text:span></text:p>
            <text:p text:style-name="P5"><text:span text:style-name="T1">امالہ کا کردار ادا کرتا ہے</text:span></text:p>
          </draw:text-box>
        </draw:frame>
        <draw:custom-shape draw:style-name="gr6" draw:text-style-name="P4" xml:id="id3" draw:id="id3" draw:layer="layout" svg:width="4.952cm" svg:height="1.663cm" svg:x="4.195cm" svg:y="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draw:line-skew="-3.564cm 0.652cm" svg:x1="4.92cm" svg:y1="1.723cm" svg:x2="3.968cm" svg:y2="2.063cm" draw:start-shape="id3" draw:start-glue-point="7" draw:end-shape="id1" draw:end-glue-point="5" svg:d="M4920 1723c0 106-400 88-582 147s-144 193-370 193" svg:viewBox="0 0 953 341">
          <text:p/>
        </draw:connector>
        <draw:frame draw:style-name="gr7" draw:text-style-name="P1" draw:layer="layout" svg:width="0.568cm" svg:height="0.374cm" svg:x="0.936cm" svg:y="1.046cm">
          <draw:image xlink:href="Pictures/20000001000001DA00000139F093DFEC.svm" xlink:type="simple" xlink:show="embed" xlink:actuate="onLoad">
            <text:p/>
          </draw:image>
        </draw:frame>
        <draw:frame draw:style-name="gr8" draw:text-style-name="P1" draw:layer="layout" svg:width="0.401cm" svg:height="0.258cm" svg:x="2.933cm" svg:y="2.353cm">
          <draw:image xlink:href="Pictures/200000010000014F000000D872528CED.svm" xlink:type="simple" xlink:show="embed" xlink:actuate="onLoad">
            <text:p/>
          </draw:image>
        </draw:frame>
        <draw:frame draw:style-name="gr9" draw:text-style-name="P1" draw:layer="layout" svg:width="0.547cm" svg:height="0.258cm" svg:x="3.158cm" svg:y="3.66cm">
          <draw:image xlink:href="Pictures/20000001000001C9000000D82037535F.svm" xlink:type="simple" xlink:show="embed" xlink:actuate="onLoad">
            <text:p/>
          </draw:image>
        </draw:frame>
        <draw:frame draw:style-name="gr10" draw:text-style-name="P1" draw:layer="layout" svg:width="0.857cm" svg:height="0.374cm" svg:x="0.647cm" svg:y="4.6cm">
          <draw:image xlink:href="Pictures/20000001000002CB0000013914B9E95B.svm" xlink:type="simple" xlink:show="embed" xlink:actuate="onLoad">
            <text:p/>
          </draw:image>
        </draw:frame>
        <draw:frame draw:style-name="gr11" draw:text-style-name="P1" draw:layer="layout" svg:width="0.253cm" svg:height="0.192cm" svg:x="5.546cm" svg:y="2.927cm">
          <draw:image xlink:href="Pictures/20000001000000D4000000A13202B11B.svm" xlink:type="simple" xlink:show="embed" xlink:actuate="onLoad">
            <text:p/>
          </draw:image>
        </draw:frame>
        <draw:frame draw:style-name="gr12" draw:text-style-name="P1" draw:layer="layout" svg:width="0.406cm" svg:height="0.349cm" svg:x="10.02cm" svg:y="2.708cm">
          <draw:image xlink:href="Pictures/200000010000015300000124B14B37D1.svm" xlink:type="simple" xlink:show="embed" xlink:actuate="onLoad">
            <text:p/>
          </draw:image>
        </draw:frame>
        <draw:frame draw:style-name="gr13" draw:text-style-name="P1" draw:layer="layout" svg:width="0.258cm" svg:height="0.289cm" svg:x="8.159cm" svg:y="1.954cm">
          <draw:image xlink:href="Pictures/20000001000000D8000000F2F8ADF435.svm" xlink:type="simple" xlink:show="embed" xlink:actuate="onLoad">
            <text:p/>
          </draw:image>
        </draw:frame>
        <draw:frame draw:style-name="gr14" draw:text-style-name="P1" draw:layer="layout" svg:width="0.304cm" svg:height="0.31cm" svg:x="8.159cm" svg:y="2.747cm">
          <draw:image xlink:href="Pictures/20000001000000FE000001038E021CBF.svm" xlink:type="simple" xlink:show="embed" xlink:actuate="onLoad">
            <text:p/>
          </draw:image>
        </draw:frame>
        <draw:frame draw:style-name="gr15" draw:text-style-name="P1" draw:layer="layout" svg:width="0.304cm" svg:height="0.299cm" svg:x="8.159cm" svg:y="3.491cm">
          <draw:image xlink:href="Pictures/20000001000000FE000000FA28DF3A3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2T12:58:00</meta:creation-date>
    <meta:editing-duration>PT1H57S</meta:editing-duration>
    <meta:editing-cycles>22</meta:editing-cycles>
    <meta:generator>LibreOffice/4.2.8.2$Linux_x86 LibreOffice_project/420m0$Build-2</meta:generator>
    <dc:title>kkkFigures</dc:title>
    <meta:initial-creator>kkk </meta:initial-creator>
    <dc:date>2017-03-28T19:02:22.772818447</dc:date>
    <meta:document-statistic meta:object-count="25"/>
    <meta:template xlink:type="simple" xlink:actuate="onRequest" xlink:title="kkkFigures" xlink:href="../../../../.libreoffice/3/user/template/kkkFigures.otg" meta:date="2014-01-22T12:57:59"/>
  </office:meta>
</office:document-meta>
</file>